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Langu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Language</text:h>
                    <text:list>
                        <text:list-item>
                            <text:h text:style-name="Heading_20_2" text:outline-level="2">Description</text:h>
                        </text:list-item>
                    </text:list>
                </text:list-item>
            </text:list>

            <text:p text:style-name="Standard">Changes the active language in multilanguage projects, i.e. projects that have the <text:span text:style-name="T1">Texts</text:span> feature added. After this, all texts on the page will be displayed in the newly selected language.</text:p>

            
                <text:list xml:id="list_SelectLanguage2" text:continue-numbering="true" text:continue-list="list_SelectLangu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Language6" text:continue-numbering="true" text:style-name="Outline">
                                                <text:list-item>
                                                    <text:list>
                                                        <text:list-item>
                                                            <text:list>
                                                                <text:list-item>
                                                                    <text:h text:style-name="Heading_20_3" text:outline-level="3">
                                                                        Language
                                                                        <text:s text:c="4"/>
                                                                        <text:span text:style-name="T2">EXPRESSION (any)</text:span>
                                                                    </text:h>
                                                                </text:list-item>
                                                            </text:list>
                                                        </text:list-item>
                                                    </text:list>
                                                </text:list-item>
                                            </text:list>
                                            <text:p text:style-name="Standard">ID of the language that will become the new active langua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Language7" text:continue-numbering="true" text:continue-list="list_SelectLanguag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Language8" text:continue-numbering="true" text:continue-list="list_SelectLanguag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lectLanguage9" text:continue-numbering="true" text:continue-list="list_SelectLanguag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lectLanguage10" text:continue-numbering="true" text:continue-list="list_SelectLanguag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Language11" text:continue-numbering="true" text:continue-list="list_SelectLanguag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lectLanguage3" text:continue-numbering="true" text:continue-list="list_SelectLanguage2" text:style-name="Outline">
                    <text:list-item>
                        <text:list>
                            <text:list-item>
                                <text:h text:style-name="Heading_20_2" text:outline-level="2">Inputs</text:h>
                            </text:list-item>
                        </text:list>
                    </text:list-item>
                </text:list>

                
                            <text:list xml:id="list_SelectLanguag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lectLanguage4" text:continue-numbering="true" text:continue-list="list_SelectLanguage3" text:style-name="Outline">
                    <text:list-item>
                        <text:list>
                            <text:list-item>
                                <text:h text:style-name="Heading_20_2" text:outline-level="2">Outputs</text:h>
                            </text:list-item>
                        </text:list>
                    </text:list-item>
                </text:list>

                
                            <text:list xml:id="list_SelectLanguag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lectLanguage5" text:continue-numbering="true" text:continue-list="list_SelectLanguage4" text:style-name="Outline">
                        <text:list-item>
                            <text:list>
                                <text:list-item>
                                    <text:h text:style-name="Heading_20_2" text:outline-level="2">Examples</text:h>
                                </text:list-item>
                            </text:list>
                        </text:list-item>
                    </text:list>
                    <text:p text:style-name="Standard"/>
                    
                    <text:list xml:id="list_SelectLanguage14" text:style-name="List_20_1">
                        
                        <text:list-item>
                            <text:p text:style-name="List_20_1_20_Start">
                                <text:span text:style-name="T1">Multi-Language</text:span>
                            </text:p>
                            
                        </text:list-item>
                        
                    

                        <text:list-item>
                            <text:p text:style-name="List_20_1_20_Start">
                                <text:span text:style-name="T1">Multi-Language Dashboard</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